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9.3mm" svg:height="198.97mm" svg:x="95.81mm" svg:y="21.45mm">
            <draw:object draw:notify-on-update-of-ranges="Sheet1.B2:Sheet1.B2 Sheet1.B3:Sheet1.B7 Sheet1.C2:Sheet1.C2 Sheet1.C3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pulses</text:p>
          </table:table-cell>
          <table:table-cell table:style-name="Default" office:value-type="string" calcext:value-type="string">
            <text:p>current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1330" calcext:value-type="float">
            <text:p>133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float" office:value="1925" calcext:value-type="float">
            <text:p>192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/>
          <table:table-cell office:value-type="float" office:value="5550" calcext:value-type="float">
            <text:p>555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12040" calcext:value-type="float">
            <text:p>12040</text:p>
          </table:table-cell>
          <table:table-cell office:value-type="float" office:value="3975" calcext:value-type="float">
            <text:p>3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7:31:32.838904625</meta:creation-date>
    <dc:date>2022-01-31T14:20:15.975747067</dc:date>
    <meta:editing-duration>P4DT20H38M33S</meta:editing-duration>
    <meta:editing-cycles>1</meta:editing-cycles>
    <meta:document-statistic meta:table-count="1" meta:cell-count="1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Long_20_Dot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931cm" svg:height="19.898cm" xlink:href=".." xlink:type="simple" chart:class="chart:scatter" chart:style-name="ch1">
        <chart:legend chart:legend-position="end" svg:x="25.485cm" svg:y="9.401cm" style:legend-expansion="high" chart:style-name="ch2"/>
        <chart:plot-area chart:style-name="ch3" table:cell-range-address="Sheet1.B2:Sheet1.C7" chart:data-source-has-labels="row" svg:x="0.598cm" svg:y="0.397cm" svg:width="24.289cm" svg:height="19.104cm">
          <chartooo:coordinate-region svg:x="1.59cm" svg:y="0.597cm" svg:width="22.833cm" svg:height="18.2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7" chart:label-cell-address="Sheet1.C2:Sheet1.C2" chart:class="chart:scatter">
            <chart:domain table:cell-range-address="Sheet1.B3:Sheet1.B7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urrent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5">
                <text:p>355</text:p>
                <draw:g>
                  <svg:desc>Sheet1.B3:Sheet1.B7</svg:desc>
                </draw:g>
              </table:table-cell>
              <table:table-cell office:value-type="float" office:value="175">
                <text:p>175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0">
                <text:p>13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5">
                <text:p>192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50">
                <text:p>555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40">
                <text:p>12040</text:p>
              </table:table-cell>
              <table:table-cell office:value-type="float" office:value="3975">
                <text:p>39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